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2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5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1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13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3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6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2-0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1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10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9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8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7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5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4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3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2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0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0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2-0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1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79476923077" calcext:value-type="float">
            <text:p>6.153794769230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53344516129" calcext:value-type="float">
            <text:p>6.3753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80792" calcext:value-type="float">
            <text:p>6.628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779741935484" calcext:value-type="float">
            <text:p>6.9577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77096" calcext:value-type="float">
            <text:p>7.2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115664516129" calcext:value-type="float">
            <text:p>7.6811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89" calcext:value-type="float">
            <text:p>7.50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4856" calcext:value-type="float">
            <text:p>7.26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50529032258" calcext:value-type="float">
            <text:p>6.9925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13104" calcext:value-type="float">
            <text:p>6.47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747483870968" calcext:value-type="float">
            <text:p>6.097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55096" calcext:value-type="float">
            <text:p>6.18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38451612903" calcext:value-type="float">
            <text:p>6.1613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66296774194" calcext:value-type="float">
            <text:p>6.37366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3944" calcext:value-type="float">
            <text:p>6.66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30374193549" calcext:value-type="float">
            <text:p>7.17430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92361290323" calcext:value-type="float">
            <text:p>7.26692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78064516129" calcext:value-type="float">
            <text:p>7.720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646580645161" calcext:value-type="float">
            <text:p>7.856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47432258064" calcext:value-type="float">
            <text:p>7.58047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780851612903" calcext:value-type="float">
            <text:p>7.26780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9184" calcext:value-type="float">
            <text:p>6.76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73883870968" calcext:value-type="float">
            <text:p>6.30473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997342857143" calcext:value-type="float">
            <text:p>6.20997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745125" calcext:value-type="float">
            <text:p>6.34274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0304516129" calcext:value-type="float">
            <text:p>6.610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9828" calcext:value-type="float">
            <text:p>7.25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11104516129" calcext:value-type="float">
            <text:p>7.6311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98" calcext:value-type="float">
            <text:p>7.58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048025806452" calcext:value-type="float">
            <text:p>7.4804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187406451613" calcext:value-type="float">
            <text:p>7.5218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66787096774" calcext:value-type="float">
            <text:p>7.3346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229" calcext:value-type="float">
            <text:p>7.166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83632" calcext:value-type="float">
            <text:p>6.8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38735483871" calcext:value-type="float">
            <text:p>6.5773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650971428571" calcext:value-type="float">
            <text:p>6.14650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7831" calcext:value-type="float">
            <text:p>6.2678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735277419355" calcext:value-type="float">
            <text:p>6.4973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9788" calcext:value-type="float">
            <text:p>6.93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692825" calcext:value-type="float">
            <text:p>7.42692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0376" calcext:value-type="float">
            <text:p>7.23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56624516129" calcext:value-type="float">
            <text:p>7.47566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085574193548" calcext:value-type="float">
            <text:p>7.78085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0816" calcext:value-type="float">
            <text:p>7.71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349341935484" calcext:value-type="float">
            <text:p>7.57349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07656" calcext:value-type="float">
            <text:p>7.09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7881" calcext:value-type="float">
            <text:p>6.667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94628571429" calcext:value-type="float">
            <text:p>6.26494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413125" calcext:value-type="float">
            <text:p>6.38413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96464516129" calcext:value-type="float">
            <text:p>6.9069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4728" calcext:value-type="float">
            <text:p>7.0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874580645161" calcext:value-type="float">
            <text:p>7.0487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4544" calcext:value-type="float">
            <text:p>7.62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634275" calcext:value-type="float">
            <text:p>8.07634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65161290323" calcext:value-type="float">
            <text:p>7.75765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6064" calcext:value-type="float">
            <text:p>7.1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1746" calcext:value-type="float">
            <text:p>7.111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16232258065" calcext:value-type="float">
            <text:p>6.22716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5856" calcext:value-type="float">
            <text:p>6.03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74167741936" calcext:value-type="float">
            <text:p>6.3397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48944516129" calcext:value-type="float">
            <text:p>6.6648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8416" calcext:value-type="float">
            <text:p>6.8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6165" calcext:value-type="float">
            <text:p>6.8376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4584" calcext:value-type="float">
            <text:p>6.76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82761290323" calcext:value-type="float">
            <text:p>7.2608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75235" calcext:value-type="float">
            <text:p>7.6175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32008" calcext:value-type="float">
            <text:p>7.42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78464" calcext:value-type="float">
            <text:p>6.8417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9352" calcext:value-type="float">
            <text:p>6.49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00872" calcext:value-type="float">
            <text:p>5.93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21257142857" calcext:value-type="float">
            <text:p>5.9462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392075" calcext:value-type="float">
            <text:p>6.22392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35896774194" calcext:value-type="float">
            <text:p>6.6083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625341935484" calcext:value-type="float">
            <text:p>6.79625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562875" calcext:value-type="float">
            <text:p>6.9356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99704" calcext:value-type="float">
            <text:p>7.17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825425" calcext:value-type="float">
            <text:p>7.36825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38038709677" calcext:value-type="float">
            <text:p>7.73838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140541935484" calcext:value-type="float">
            <text:p>7.6314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94296774194" calcext:value-type="float">
            <text:p>7.08994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96129032258" calcext:value-type="float">
            <text:p>6.4499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249325" calcext:value-type="float">
            <text:p>6.23249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2838" calcext:value-type="float">
            <text:p>5.942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02374193548" calcext:value-type="float">
            <text:p>6.45802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962425" calcext:value-type="float">
            <text:p>6.89962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8596" calcext:value-type="float">
            <text:p>7.30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336275" calcext:value-type="float">
            <text:p>7.0933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108" calcext:value-type="float">
            <text:p>6.83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887870967742" calcext:value-type="float">
            <text:p>7.12887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09703225807" calcext:value-type="float">
            <text:p>7.32709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490012903226" calcext:value-type="float">
            <text:p>6.7349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868" calcext:value-type="float">
            <text:p>6.56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535174193549" calcext:value-type="float">
            <text:p>6.415351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68028571429" calcext:value-type="float">
            <text:p>6.42268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21806451613" calcext:value-type="float">
            <text:p>6.84521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60816" calcext:value-type="float">
            <text:p>7.2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98761290323" calcext:value-type="float">
            <text:p>7.3979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024851612903" calcext:value-type="float">
            <text:p>7.74024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34815483871" calcext:value-type="float">
            <text:p>7.7734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056025806452" calcext:value-type="float">
            <text:p>8.1205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89032" calcext:value-type="float">
            <text:p>7.3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69025" calcext:value-type="float">
            <text:p>7.4276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37808" calcext:value-type="float">
            <text:p>6.98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47767741936" calcext:value-type="float">
            <text:p>6.13247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303862068966" calcext:value-type="float">
            <text:p>6.313038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106012903226" calcext:value-type="float">
            <text:p>6.4910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807561290323" calcext:value-type="float">
            <text:p>6.57807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3696" calcext:value-type="float">
            <text:p>6.970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69858064516" calcext:value-type="float">
            <text:p>6.91669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48648" calcext:value-type="float">
            <text:p>7.27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062451612903" calcext:value-type="float">
            <text:p>7.7006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46838709677" calcext:value-type="float">
            <text:p>8.0614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21784" calcext:value-type="float">
            <text:p>8.08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559225" calcext:value-type="float">
            <text:p>7.40559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084" calcext:value-type="float">
            <text:p>7.02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65275" calcext:value-type="float">
            <text:p>6.506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717228571429" calcext:value-type="float">
            <text:p>5.78717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047690322581" calcext:value-type="float">
            <text:p>5.88047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69496774194" calcext:value-type="float">
            <text:p>6.24869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22728" calcext:value-type="float">
            <text:p>6.60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64903225807" calcext:value-type="float">
            <text:p>6.7906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68568" calcext:value-type="float">
            <text:p>6.95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295019354839" calcext:value-type="float">
            <text:p>7.2829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0304" calcext:value-type="float">
            <text:p>7.02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37883870968" calcext:value-type="float">
            <text:p>6.8533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7864" calcext:value-type="float">
            <text:p>6.34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88275" calcext:value-type="float">
            <text:p>5.53888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165485714286" calcext:value-type="float">
            <text:p>5.5116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353083870968" calcext:value-type="float">
            <text:p>5.7835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662477419355" calcext:value-type="float">
            <text:p>6.00662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8768" calcext:value-type="float">
            <text:p>6.3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15870967742" calcext:value-type="float">
            <text:p>6.702158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09312" calcext:value-type="float">
            <text:p>6.84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37367741936" calcext:value-type="float">
            <text:p>7.20537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887922580645" calcext:value-type="float">
            <text:p>6.78887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245987096774" calcext:value-type="float">
            <text:p>6.4324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4776" calcext:value-type="float">
            <text:p>6.31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26864516129" calcext:value-type="float">
            <text:p>6.291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13884137931" calcext:value-type="float">
            <text:p>6.22138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82495483871" calcext:value-type="float">
            <text:p>6.29824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40206451613" calcext:value-type="float">
            <text:p>6.4124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20216" calcext:value-type="float">
            <text:p>6.472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5505" calcext:value-type="float">
            <text:p>6.6905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3804" calcext:value-type="float">
            <text:p>6.8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948" calcext:value-type="float">
            <text:p>7.2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27256" calcext:value-type="float">
            <text:p>7.532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06275" calcext:value-type="float">
            <text:p>6.97906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2776" calcext:value-type="float">
            <text:p>6.36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997909677419" calcext:value-type="float">
            <text:p>6.1499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36689655172" calcext:value-type="float">
            <text:p>6.062366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761925" calcext:value-type="float">
            <text:p>6.0976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331019354839" calcext:value-type="float">
            <text:p>6.3533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3832" calcext:value-type="float">
            <text:p>6.64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953434482759" calcext:value-type="float">
            <text:p>6.679534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74956521739" calcext:value-type="float">
            <text:p>7.3887495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95974193549" calcext:value-type="float">
            <text:p>7.469959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4512" calcext:value-type="float">
            <text:p>7.31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65225" calcext:value-type="float">
            <text:p>7.1236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69488" calcext:value-type="float">
            <text:p>6.67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005075" calcext:value-type="float">
            <text:p>5.7400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42371428572" calcext:value-type="float">
            <text:p>5.45842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878375" calcext:value-type="float">
            <text:p>5.50878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57645" calcext:value-type="float">
            <text:p>5.7357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2672" calcext:value-type="float">
            <text:p>6.22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84593548387" calcext:value-type="float">
            <text:p>6.6208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83024" calcext:value-type="float">
            <text:p>6.78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248748387097" calcext:value-type="float">
            <text:p>7.29248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5502" calcext:value-type="float">
            <text:p>7.445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104" calcext:value-type="float">
            <text:p>7.0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564077419355" calcext:value-type="float">
            <text:p>6.5156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02032" calcext:value-type="float">
            <text:p>6.35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4045" calcext:value-type="float">
            <text:p>5.9034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13114285714" calcext:value-type="float">
            <text:p>5.73013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559025" calcext:value-type="float">
            <text:p>5.86559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20541935484" calcext:value-type="float">
            <text:p>6.0312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51384" calcext:value-type="float">
            <text:p>6.36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85065" calcext:value-type="float">
            <text:p>6.3385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71168" calcext:value-type="float">
            <text:p>6.49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16885" calcext:value-type="float">
            <text:p>6.6516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890838709677" calcext:value-type="float">
            <text:p>6.6289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361696" calcext:value-type="float">
            <text:p>6.353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0844" calcext:value-type="float">
            <text:p>5.99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69" calcext:value-type="float">
            <text:p>5.6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444413793103" calcext:value-type="float">
            <text:p>5.73444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544516129032" calcext:value-type="float">
            <text:p>5.83544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77496774194" calcext:value-type="float">
            <text:p>6.126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91690322581" calcext:value-type="float">
            <text:p>6.3529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440709090909" calcext:value-type="float">
            <text:p>6.37440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038618181818" calcext:value-type="float">
            <text:p>7.80038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722425806452" calcext:value-type="float">
            <text:p>7.33722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671019354839" calcext:value-type="float">
            <text:p>6.88671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33703225807" calcext:value-type="float">
            <text:p>6.1993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411144827586" calcext:value-type="float">
            <text:p>5.884111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47525" calcext:value-type="float">
            <text:p>6.08847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128025806452" calcext:value-type="float">
            <text:p>6.26128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689574193548" calcext:value-type="float">
            <text:p>6.5768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43275" calcext:value-type="float">
            <text:p>6.89143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14451612903" calcext:value-type="float">
            <text:p>6.90814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86415483871" calcext:value-type="float">
            <text:p>7.14864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94175" calcext:value-type="float">
            <text:p>7.15394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473238709678" calcext:value-type="float">
            <text:p>6.74473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22038709678" calcext:value-type="float">
            <text:p>6.45822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2624" calcext:value-type="float">
            <text:p>6.21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73925" calcext:value-type="float">
            <text:p>5.8073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386228571429" calcext:value-type="float">
            <text:p>5.97386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141925" calcext:value-type="float">
            <text:p>6.02141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646812903226" calcext:value-type="float">
            <text:p>6.32646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764774193548" calcext:value-type="float">
            <text:p>6.4976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59793548387" calcext:value-type="float">
            <text:p>6.9225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51125" calcext:value-type="float">
            <text:p>7.90051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690503225806" calcext:value-type="float">
            <text:p>8.0769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516" calcext:value-type="float">
            <text:p>8.06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24765" calcext:value-type="float">
            <text:p>7.6224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60392" calcext:value-type="float">
            <text:p>6.81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88825" calcext:value-type="float">
            <text:p>6.2988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99228571429" calcext:value-type="float">
            <text:p>6.25199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956675" calcext:value-type="float">
            <text:p>6.4395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76412903226" calcext:value-type="float">
            <text:p>6.789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45729032258" calcext:value-type="float">
            <text:p>7.3704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142472727273" calcext:value-type="float">
            <text:p>7.381424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048514285714" calcext:value-type="float">
            <text:p>7.80048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56258064516" calcext:value-type="float">
            <text:p>7.73356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666372413793" calcext:value-type="float">
            <text:p>7.80666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51057142857" calcext:value-type="float">
            <text:p>7.56851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47072" calcext:value-type="float">
            <text:p>7.33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06714285714" calcext:value-type="float">
            <text:p>6.7420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780877419355" calcext:value-type="float">
            <text:p>7.0978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215561290323" calcext:value-type="float">
            <text:p>8.7421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3728" calcext:value-type="float">
            <text:p>8.41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97290322581" calcext:value-type="float">
            <text:p>7.943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9072" calcext:value-type="float">
            <text:p>7.28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713212903226" calcext:value-type="float">
            <text:p>7.06713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87062068966" calcext:value-type="float">
            <text:p>6.873870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38167741936" calcext:value-type="float">
            <text:p>6.88838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273083870968" calcext:value-type="float">
            <text:p>7.0027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3412" calcext:value-type="float">
            <text:p>7.23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10632258065" calcext:value-type="float">
            <text:p>7.3031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49088" calcext:value-type="float">
            <text:p>8.13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26270967742" calcext:value-type="float">
            <text:p>8.6772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99458064516" calcext:value-type="float">
            <text:p>8.14199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42784" calcext:value-type="float">
            <text:p>8.37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53367741936" calcext:value-type="float">
            <text:p>7.7235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46784" calcext:value-type="float">
            <text:p>7.76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90536" calcext:value-type="float">
            <text:p>7.10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393714285714" calcext:value-type="float">
            <text:p>6.46393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198541176471" calcext:value-type="float">
            <text:p>6.56198541176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4745" calcext:value-type="float">
            <text:p>7.4847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7244" calcext:value-type="float">
            <text:p>7.66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177522580645" calcext:value-type="float">
            <text:p>7.8617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43096" calcext:value-type="float">
            <text:p>8.01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77161290323" calcext:value-type="float">
            <text:p>8.33677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12288" calcext:value-type="float">
            <text:p>7.90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01238709678" calcext:value-type="float">
            <text:p>7.080012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48304" calcext:value-type="float">
            <text:p>6.69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74632258065" calcext:value-type="float">
            <text:p>6.32774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431285714286" calcext:value-type="float">
            <text:p>6.20431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944861538462" calcext:value-type="float">
            <text:p>6.549448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381883870968" calcext:value-type="float">
            <text:p>6.563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76112" calcext:value-type="float">
            <text:p>6.947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314658064516" calcext:value-type="float">
            <text:p>7.4531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51256" calcext:value-type="float">
            <text:p>7.68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69064" calcext:value-type="float">
            <text:p>7.55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499" calcext:value-type="float">
            <text:p>7.802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939296" calcext:value-type="float">
            <text:p>7.609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457942857143" calcext:value-type="float">
            <text:p>6.9945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6928" calcext:value-type="float">
            <text:p>6.78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12784" calcext:value-type="float">
            <text:p>7.23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0910967742" calcext:value-type="float">
            <text:p>7.046091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29752" calcext:value-type="float">
            <text:p>7.19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40232258065" calcext:value-type="float">
            <text:p>7.7664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39264516129" calcext:value-type="float">
            <text:p>8.063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03624" calcext:value-type="float">
            <text:p>8.030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79225806452" calcext:value-type="float">
            <text:p>7.6907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41592" calcext:value-type="float">
            <text:p>7.01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528" calcext:value-type="float">
            <text:p>6.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3716" calcext:value-type="float">
            <text:p>6.36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616129032258" calcext:value-type="float">
            <text:p>6.5261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7856" calcext:value-type="float">
            <text:p>6.74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8944" calcext:value-type="float">
            <text:p>6.95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91329032258" calcext:value-type="float">
            <text:p>7.58991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722348387097" calcext:value-type="float">
            <text:p>7.84722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44704" calcext:value-type="float">
            <text:p>7.62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650090322581" calcext:value-type="float">
            <text:p>7.59650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9688" calcext:value-type="float">
            <text:p>7.21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72255483871" calcext:value-type="float">
            <text:p>6.4872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29428571429" calcext:value-type="float">
            <text:p>6.38229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15303225806" calcext:value-type="float">
            <text:p>6.2511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75432258064" calcext:value-type="float">
            <text:p>6.39175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5064" calcext:value-type="float">
            <text:p>6.7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554030769231" calcext:value-type="float">
            <text:p>6.755540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59664" calcext:value-type="float">
            <text:p>7.65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646580645161" calcext:value-type="float">
            <text:p>7.85646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665109677419" calcext:value-type="float">
            <text:p>7.7166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17504" calcext:value-type="float">
            <text:p>7.451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533858064516" calcext:value-type="float">
            <text:p>7.4653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89008" calcext:value-type="float">
            <text:p>7.30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825496774194" calcext:value-type="float">
            <text:p>6.53825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220516129032" calcext:value-type="float">
            <text:p>6.5822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24704" calcext:value-type="float">
            <text:p>6.86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25224" calcext:value-type="float">
            <text:p>7.532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152593548387" calcext:value-type="float">
            <text:p>8.2515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271148387097" calcext:value-type="float">
            <text:p>8.3227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64184" calcext:value-type="float">
            <text:p>7.71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000051612903" calcext:value-type="float">
            <text:p>7.2800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42896" calcext:value-type="float">
            <text:p>6.58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666477419355" calcext:value-type="float">
            <text:p>6.32666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651457142857" calcext:value-type="float">
            <text:p>6.07651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78296774194" calcext:value-type="float">
            <text:p>6.1907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069574193548" calcext:value-type="float">
            <text:p>6.50069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28744" calcext:value-type="float">
            <text:p>6.79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37032258065" calcext:value-type="float">
            <text:p>6.74837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4048" calcext:value-type="float">
            <text:p>6.89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386374193549" calcext:value-type="float">
            <text:p>7.46386374193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454012903226" calcext:value-type="float">
            <text:p>7.66454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572" calcext:value-type="float">
            <text:p>6.98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590606451613" calcext:value-type="float">
            <text:p>7.01590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1696" calcext:value-type="float">
            <text:p>6.64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448980645161" calcext:value-type="float">
            <text:p>6.524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76220689655" calcext:value-type="float">
            <text:p>6.321762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09367741936" calcext:value-type="float">
            <text:p>6.4890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294503225807" calcext:value-type="float">
            <text:p>6.87294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318193548387" calcext:value-type="float">
            <text:p>7.0231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6384" calcext:value-type="float">
            <text:p>7.19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12670967742" calcext:value-type="float">
            <text:p>7.2081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60384516129" calcext:value-type="float">
            <text:p>7.4360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6516" calcext:value-type="float">
            <text:p>7.17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76133333333" calcext:value-type="float">
            <text:p>6.89576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6608" calcext:value-type="float">
            <text:p>6.91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808696774194" calcext:value-type="float">
            <text:p>6.7180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733171428572" calcext:value-type="float">
            <text:p>6.62733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086322580645" calcext:value-type="float">
            <text:p>6.6608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590012903226" calcext:value-type="float">
            <text:p>7.1159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652" calcext:value-type="float">
            <text:p>7.7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053187096774" calcext:value-type="float">
            <text:p>7.77053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4576" calcext:value-type="float">
            <text:p>8.05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396722580645" calcext:value-type="float">
            <text:p>7.87396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70632258065" calcext:value-type="float">
            <text:p>8.6747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4944" calcext:value-type="float">
            <text:p>8.70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461470967742" calcext:value-type="float">
            <text:p>8.06461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1064" calcext:value-type="float">
            <text:p>7.379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90451612903" calcext:value-type="float">
            <text:p>6.8929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985542857143" calcext:value-type="float">
            <text:p>6.7898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282916129032" calcext:value-type="float">
            <text:p>7.0028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298503225807" calcext:value-type="float">
            <text:p>7.192985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1344" calcext:value-type="float">
            <text:p>7.4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205961290323" calcext:value-type="float">
            <text:p>7.21205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37472" calcext:value-type="float">
            <text:p>7.2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490967741935" calcext:value-type="float">
            <text:p>8.06490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2704" calcext:value-type="float">
            <text:p>8.1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675034482759" calcext:value-type="float">
            <text:p>8.026750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088490322581" calcext:value-type="float">
            <text:p>7.6208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0592" calcext:value-type="float">
            <text:p>7.5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676285714286" calcext:value-type="float">
            <text:p>6.7567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374348387097" calcext:value-type="float">
            <text:p>6.6737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909316129032" calcext:value-type="float">
            <text:p>6.82909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97216" calcext:value-type="float">
            <text:p>7.11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768" calcext:value-type="float">
            <text:p>7.0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615896774194" calcext:value-type="float">
            <text:p>8.05615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055974193548" calcext:value-type="float">
            <text:p>8.4605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66735483871" calcext:value-type="float">
            <text:p>7.293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7656" calcext:value-type="float">
            <text:p>6.83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52206451613" calcext:value-type="float">
            <text:p>6.6105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172516129032" calcext:value-type="float">
            <text:p>6.55172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500387096774" calcext:value-type="float">
            <text:p>6.9750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81896" calcext:value-type="float">
            <text:p>7.3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75561290323" calcext:value-type="float">
            <text:p>7.4467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2144" calcext:value-type="float">
            <text:p>7.5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096516129032" calcext:value-type="float">
            <text:p>8.0909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73032258065" calcext:value-type="float">
            <text:p>8.10473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25290322581" calcext:value-type="float">
            <text:p>7.8982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6528" calcext:value-type="float">
            <text:p>6.84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03" calcext:value-type="float">
            <text:p>6.2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781" calcext:value-type="float">
            <text:p>6.248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99264516129" calcext:value-type="float">
            <text:p>6.539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3744" calcext:value-type="float">
            <text:p>7.1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76567741936" calcext:value-type="float">
            <text:p>7.6747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0904" calcext:value-type="float">
            <text:p>7.63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06709677419" calcext:value-type="float">
            <text:p>7.9970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826348387097" calcext:value-type="float">
            <text:p>8.5482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9804" calcext:value-type="float">
            <text:p>7.82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53161290323" calcext:value-type="float">
            <text:p>7.9405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1464" calcext:value-type="float">
            <text:p>7.19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876980645161" calcext:value-type="float">
            <text:p>6.4787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164114285714" calcext:value-type="float">
            <text:p>6.381641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71767741936" calcext:value-type="float">
            <text:p>6.5287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380722580645" calcext:value-type="float">
            <text:p>6.5938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6192" calcext:value-type="float">
            <text:p>6.75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84929032258" calcext:value-type="float">
            <text:p>7.07784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0944" calcext:value-type="float">
            <text:p>7.28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019716129032" calcext:value-type="float">
            <text:p>7.2801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57496774194" calcext:value-type="float">
            <text:p>7.5745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612" calcext:value-type="float">
            <text:p>7.56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49455483871" calcext:value-type="float">
            <text:p>7.294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14" calcext:value-type="float">
            <text:p>7.08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269677419355" calcext:value-type="float">
            <text:p>6.58269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41" calcext:value-type="float">
            <text:p>6.32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10255483871" calcext:value-type="float">
            <text:p>6.4110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234993548387" calcext:value-type="float">
            <text:p>6.46234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2224" calcext:value-type="float">
            <text:p>6.656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683741935484" calcext:value-type="float">
            <text:p>6.8968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6672" calcext:value-type="float">
            <text:p>7.14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60593548387" calcext:value-type="float">
            <text:p>7.36760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91636363636" calcext:value-type="float">
            <text:p>7.608916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801485714286" calcext:value-type="float">
            <text:p>6.86801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864258064516" calcext:value-type="float">
            <text:p>6.4686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32744" calcext:value-type="float">
            <text:p>6.183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39584516129" calcext:value-type="float">
            <text:p>6.0339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58515862069" calcext:value-type="float">
            <text:p>5.9858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324129032258" calcext:value-type="float">
            <text:p>6.0232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287070967742" calcext:value-type="float">
            <text:p>6.30287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2768" calcext:value-type="float">
            <text:p>6.50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525858064516" calcext:value-type="float">
            <text:p>6.82525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7848" calcext:value-type="float">
            <text:p>6.6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658342857143" calcext:value-type="float">
            <text:p>5.7565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342171428572" calcext:value-type="float">
            <text:p>5.82342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196165517241" calcext:value-type="float">
            <text:p>6.051961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87912" calcext:value-type="float">
            <text:p>6.22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272619354839" calcext:value-type="float">
            <text:p>6.2527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46608" calcext:value-type="float">
            <text:p>6.40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11564137931" calcext:value-type="float">
            <text:p>6.65115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41775483871" calcext:value-type="float">
            <text:p>6.48417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53464" calcext:value-type="float">
            <text:p>6.5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366270967742" calcext:value-type="float">
            <text:p>6.54366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62232" calcext:value-type="float">
            <text:p>6.25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81208" calcext:value-type="float">
            <text:p>6.14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2312" calcext:value-type="float">
            <text:p>6.0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88258064516" calcext:value-type="float">
            <text:p>6.1028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180077419355" calcext:value-type="float">
            <text:p>6.27180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03072" calcext:value-type="float">
            <text:p>6.42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08272" calcext:value-type="float">
            <text:p>6.77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27912" calcext:value-type="float">
            <text:p>6.48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99795862069" calcext:value-type="float">
            <text:p>7.0099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19088" calcext:value-type="float">
            <text:p>6.99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26735483871" calcext:value-type="float">
            <text:p>6.642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4672" calcext:value-type="float">
            <text:p>6.30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697024" calcext:value-type="float">
            <text:p>6.116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29771428571" calcext:value-type="float">
            <text:p>5.97429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34848" calcext:value-type="float">
            <text:p>6.393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32541935484" calcext:value-type="float">
            <text:p>6.6103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5728" calcext:value-type="float">
            <text:p>6.97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444283870968" calcext:value-type="float">
            <text:p>6.98444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968228571429" calcext:value-type="float">
            <text:p>6.81968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331" calcext:value-type="float">
            <text:p>7.43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635373913043" calcext:value-type="float">
            <text:p>5.6463537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120025806452" calcext:value-type="float">
            <text:p>5.6212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10179310345" calcext:value-type="float">
            <text:p>5.54410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91458064516" calcext:value-type="float">
            <text:p>5.5969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047122580645" calcext:value-type="float">
            <text:p>5.81047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7936" calcext:value-type="float">
            <text:p>6.04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73393548387" calcext:value-type="float">
            <text:p>6.1057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20528" calcext:value-type="float">
            <text:p>6.11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86655483871" calcext:value-type="float">
            <text:p>6.5786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051690322581" calcext:value-type="float">
            <text:p>6.20051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42424" calcext:value-type="float">
            <text:p>6.054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812851612903" calcext:value-type="float">
            <text:p>6.018128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03256" calcext:value-type="float">
            <text:p>6.11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105548387097" calcext:value-type="float">
            <text:p>5.74105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75542857143" calcext:value-type="float">
            <text:p>5.6087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248980645161" calcext:value-type="float">
            <text:p>5.76248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74529032258" calcext:value-type="float">
            <text:p>5.8647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92768" calcext:value-type="float">
            <text:p>5.99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12103225807" calcext:value-type="float">
            <text:p>5.99512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5464" calcext:value-type="float">
            <text:p>6.1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68103225807" calcext:value-type="float">
            <text:p>6.2846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093316129032" calcext:value-type="float">
            <text:p>6.3109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76192" calcext:value-type="float">
            <text:p>6.263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45424516129" calcext:value-type="float">
            <text:p>6.1345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9" calcext:value-type="float">
            <text:p>6.0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941316129032" calcext:value-type="float">
            <text:p>5.5794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765685714286" calcext:value-type="float">
            <text:p>5.5276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27819354839" calcext:value-type="float">
            <text:p>5.71627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33006451613" calcext:value-type="float">
            <text:p>5.8363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08672" calcext:value-type="float">
            <text:p>5.82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127483870968" calcext:value-type="float">
            <text:p>6.0212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87888" calcext:value-type="float">
            <text:p>6.15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007148387097" calcext:value-type="float">
            <text:p>6.25007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58296774194" calcext:value-type="float">
            <text:p>6.4955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97184" calcext:value-type="float">
            <text:p>6.17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81136" calcext:value-type="float">
            <text:p>5.9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7952" calcext:value-type="float">
            <text:p>5.87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777083870968" calcext:value-type="float">
            <text:p>5.4177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25685714286" calcext:value-type="float">
            <text:p>5.37525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2448" calcext:value-type="float">
            <text:p>5.3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844363636364" calcext:value-type="float">
            <text:p>5.558443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3648" calcext:value-type="float">
            <text:p>5.68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33935483871" calcext:value-type="float">
            <text:p>5.8123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696619354839" calcext:value-type="float">
            <text:p>5.8869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834971428571" calcext:value-type="float">
            <text:p>5.62834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623709090909" calcext:value-type="float">
            <text:p>5.776237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44248275862" calcext:value-type="float">
            <text:p>5.45844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734" calcext:value-type="float">
            <text:p>5.364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88492307692" calcext:value-type="float">
            <text:p>5.614884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213729032258" calcext:value-type="float">
            <text:p>5.57213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983377777778" calcext:value-type="float">
            <text:p>5.49983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3024" calcext:value-type="float">
            <text:p>5.6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9184" calcext:value-type="float">
            <text:p>5.4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231272727273" calcext:value-type="float">
            <text:p>5.34231272727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0284" calcext:value-type="float">
            <text:p>5.3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76448" calcext:value-type="float">
            <text:p>5.38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34352" calcext:value-type="float">
            <text:p>5.79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0804" calcext:value-type="float">
            <text:p>5.67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221008695652" calcext:value-type="float">
            <text:p>5.822210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92928" calcext:value-type="float">
            <text:p>5.6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349057142857" calcext:value-type="float">
            <text:p>5.5034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698857142857" calcext:value-type="float">
            <text:p>5.2969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368836363636" calcext:value-type="float">
            <text:p>5.40368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9384" calcext:value-type="float">
            <text:p>5.52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506993548387" calcext:value-type="float">
            <text:p>5.3650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7384" calcext:value-type="float">
            <text:p>5.32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11425882353" calcext:value-type="float">
            <text:p>5.5111425882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41367741936" calcext:value-type="float">
            <text:p>5.6204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55544" calcext:value-type="float">
            <text:p>5.37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37942857143" calcext:value-type="float">
            <text:p>5.3943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1064" calcext:value-type="float">
            <text:p>5.09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225052631579" calcext:value-type="float">
            <text:p>4.972250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886342857143" calcext:value-type="float">
            <text:p>4.9488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116436363636" calcext:value-type="float">
            <text:p>5.021164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468282352941" calcext:value-type="float">
            <text:p>5.104682823529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97371428572" calcext:value-type="float">
            <text:p>5.28697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139148387097" calcext:value-type="float">
            <text:p>5.38139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9532" calcext:value-type="float">
            <text:p>5.3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214666666667" calcext:value-type="float">
            <text:p>5.32214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849393548387" calcext:value-type="float">
            <text:p>5.3284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76352" calcext:value-type="float">
            <text:p>5.10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528622222222" calcext:value-type="float">
            <text:p>4.985286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354" calcext:value-type="float">
            <text:p>4.864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210909090909" calcext:value-type="float">
            <text:p>4.75210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5688" calcext:value-type="float">
            <text:p>5.1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211458064516" calcext:value-type="float">
            <text:p>5.29211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98576" calcext:value-type="float">
            <text:p>5.15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32206451613" calcext:value-type="float">
            <text:p>5.01032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98528" calcext:value-type="float">
            <text:p>5.01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70967741936" calcext:value-type="float">
            <text:p>4.94070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43542857143" calcext:value-type="float">
            <text:p>4.95343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989557894737" calcext:value-type="float">
            <text:p>5.01989557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79576" calcext:value-type="float">
            <text:p>5.19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497187096774" calcext:value-type="float">
            <text:p>5.19497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550374193548" calcext:value-type="float">
            <text:p>5.3455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044" calcext:value-type="float">
            <text:p>5.17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35664516129" calcext:value-type="float">
            <text:p>5.0903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8336" calcext:value-type="float">
            <text:p>4.84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874916129032" calcext:value-type="float">
            <text:p>4.8387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006571428571" calcext:value-type="float">
            <text:p>4.8800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760980645161" calcext:value-type="float">
            <text:p>4.8176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76129032258" calcext:value-type="float">
            <text:p>4.8497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9472" calcext:value-type="float">
            <text:p>4.809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508232258065" calcext:value-type="float">
            <text:p>4.82508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480303448276" calcext:value-type="float">
            <text:p>4.874803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72232258065" calcext:value-type="float">
            <text:p>4.9927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64464516129" calcext:value-type="float">
            <text:p>5.366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27176" calcext:value-type="float">
            <text:p>5.18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82864516129" calcext:value-type="float">
            <text:p>4.848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71608" calcext:value-type="float">
            <text:p>4.81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93855483871" calcext:value-type="float">
            <text:p>4.719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32628571429" calcext:value-type="float">
            <text:p>4.7333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61961290323" calcext:value-type="float">
            <text:p>4.83461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772541935484" calcext:value-type="float">
            <text:p>4.8577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56824" calcext:value-type="float">
            <text:p>4.87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398348387097" calcext:value-type="float">
            <text:p>4.78398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35312" calcext:value-type="float">
            <text:p>4.78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343380645161" calcext:value-type="float">
            <text:p>4.9334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75664516129" calcext:value-type="float">
            <text:p>4.86175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59264" calcext:value-type="float">
            <text:p>4.795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960516129032" calcext:value-type="float">
            <text:p>4.8296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5696" calcext:value-type="float">
            <text:p>4.760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605987096774" calcext:value-type="float">
            <text:p>4.75605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46179310345" calcext:value-type="float">
            <text:p>4.61446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731509677419" calcext:value-type="float">
            <text:p>4.64731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99225806452" calcext:value-type="float">
            <text:p>4.7189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9448" calcext:value-type="float">
            <text:p>4.73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966322580645" calcext:value-type="float">
            <text:p>4.679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784" calcext:value-type="float">
            <text:p>4.6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15144" calcext:value-type="float">
            <text:p>4.80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818812903226" calcext:value-type="float">
            <text:p>4.8481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17" calcext:value-type="float">
            <text:p>4.7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40232258065" calcext:value-type="float">
            <text:p>4.7184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8928" calcext:value-type="float">
            <text:p>4.7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66838709677" calcext:value-type="float">
            <text:p>4.7086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452857142857" calcext:value-type="float">
            <text:p>4.6645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873780645161" calcext:value-type="float">
            <text:p>4.6987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6376" calcext:value-type="float">
            <text:p>4.78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4494" calcext:value-type="float">
            <text:p>4.714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144" calcext:value-type="float">
            <text:p>4.7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8972" calcext:value-type="float">
            <text:p>4.72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48928" calcext:value-type="float">
            <text:p>4.70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308" calcext:value-type="float">
            <text:p>4.62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2772" calcext:value-type="float">
            <text:p>4.65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8764" calcext:value-type="float">
            <text:p>4.58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5584" calcext:value-type="float">
            <text:p>4.5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148" calcext:value-type="float">
            <text:p>4.61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116" calcext:value-type="float">
            <text:p>4.61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216" calcext:value-type="float">
            <text:p>4.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692" calcext:value-type="float">
            <text:p>4.5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01" calcext:value-type="float">
            <text:p>4.6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164" calcext:value-type="float">
            <text:p>4.61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5368" calcext:value-type="float">
            <text:p>4.5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0344" calcext:value-type="float">
            <text:p>4.5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9272" calcext:value-type="float">
            <text:p>4.5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0336" calcext:value-type="float">
            <text:p>4.7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76" calcext:value-type="float">
            <text:p>4.8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596" calcext:value-type="float">
            <text:p>4.7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106" calcext:value-type="float">
            <text:p>4.67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528571428572" calcext:value-type="float">
            <text:p>4.735285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71888" calcext:value-type="float">
            <text:p>4.78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9048" calcext:value-type="float">
            <text:p>4.8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4448" calcext:value-type="float">
            <text:p>4.8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044" calcext:value-type="float">
            <text:p>4.7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9216" calcext:value-type="float">
            <text:p>4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2528" calcext:value-type="float">
            <text:p>4.7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2152" calcext:value-type="float">
            <text:p>4.7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1408" calcext:value-type="float">
            <text:p>4.6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9696" calcext:value-type="float">
            <text:p>4.6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11312" calcext:value-type="float">
            <text:p>4.63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9216" calcext:value-type="float">
            <text:p>4.6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804" calcext:value-type="float">
            <text:p>4.6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0316" calcext:value-type="float">
            <text:p>4.56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4888" calcext:value-type="float">
            <text:p>4.5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0928" calcext:value-type="float">
            <text:p>4.6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276" calcext:value-type="float">
            <text:p>4.62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604" calcext:value-type="float">
            <text:p>4.57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7964" calcext:value-type="float">
            <text:p>4.537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132" calcext:value-type="float">
            <text:p>4.61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5988" calcext:value-type="float">
            <text:p>4.4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5552" calcext:value-type="float">
            <text:p>4.59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948" calcext:value-type="float">
            <text:p>4.7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9188" calcext:value-type="float">
            <text:p>4.67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9648" calcext:value-type="float">
            <text:p>4.13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0772" calcext:value-type="float">
            <text:p>3.8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124" calcext:value-type="float">
            <text:p>3.91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5088" calcext:value-type="float">
            <text:p>4.29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111885714286" calcext:value-type="float">
            <text:p>4.27111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604" calcext:value-type="float">
            <text:p>3.8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42" calcext:value-type="float">
            <text:p>3.99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6868" calcext:value-type="float">
            <text:p>3.8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124" calcext:value-type="float">
            <text:p>3.91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5476" calcext:value-type="float">
            <text:p>3.93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9908" calcext:value-type="float">
            <text:p>4.08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46" calcext:value-type="float">
            <text:p>4.06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036" calcext:value-type="float">
            <text:p>3.97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7612" calcext:value-type="float">
            <text:p>4.00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2288" calcext:value-type="float">
            <text:p>4.0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8816" calcext:value-type="float">
            <text:p>4.0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32176" calcext:value-type="float">
            <text:p>4.10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0868" calcext:value-type="float">
            <text:p>4.150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1356" calcext:value-type="float">
            <text:p>3.99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2288" calcext:value-type="float">
            <text:p>4.0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876" calcext:value-type="float">
            <text:p>4.08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8168" calcext:value-type="float">
            <text:p>4.1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9532" calcext:value-type="float">
            <text:p>4.12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765" calcext:value-type="float">
            <text:p>4.057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2212" calcext:value-type="float">
            <text:p>3.98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896" calcext:value-type="float">
            <text:p>3.99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068" calcext:value-type="float">
            <text:p>4.1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8384" calcext:value-type="float">
            <text:p>4.0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2664" calcext:value-type="float">
            <text:p>4.04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0576" calcext:value-type="float">
            <text:p>4.10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5216" calcext:value-type="float">
            <text:p>4.2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438" calcext:value-type="float">
            <text:p>4.266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3992" calcext:value-type="float">
            <text:p>4.2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58" calcext:value-type="float">
            <text:p>4.25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2036" calcext:value-type="float">
            <text:p>5.62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9016" calcext:value-type="float">
            <text:p>5.5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33008" calcext:value-type="float">
            <text:p>5.683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44944" calcext:value-type="float">
            <text:p>5.7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768" calcext:value-type="float">
            <text:p>5.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9288" calcext:value-type="float">
            <text:p>5.4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24" calcext:value-type="float">
            <text:p>5.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8948" calcext:value-type="float">
            <text:p>5.2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8572" calcext:value-type="float">
            <text:p>5.3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658" calcext:value-type="float">
            <text:p>5.65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1124" calcext:value-type="float">
            <text:p>5.69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332" calcext:value-type="float">
            <text:p>5.57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0652" calcext:value-type="float">
            <text:p>5.47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7604" calcext:value-type="float">
            <text:p>5.46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656" calcext:value-type="float">
            <text:p>5.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101</text:p>
          </table:table-cell>
          <table:table-cell office:value-type="string" calcext:value-type="string">
            <text:p>195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624" calcext:value-type="float">
            <text:p>5.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094" meta:object-count="0"/>
    <meta:user-defined meta:name="AppVersion">3.0</meta:user-defined>
  </office:meta>
</office:document-meta>
</file>